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6D00000380FA065EAD1F41AE2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9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48cm" fo:min-width="2.101cm"/>
      <style:paragraph-properties style:writing-mode="lr-tb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7cm" fo:min-width="7.1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7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1.564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22pt"/>
    </style:style>
    <style:style style:name="P3" style:family="paragraph">
      <loext:graphic-properties draw:fill="solid" draw:fill-color="#ffffff"/>
      <style:paragraph-properties fo:text-align="end"/>
      <style:text-properties fo:font-size="22pt"/>
    </style:style>
    <style:style style:name="P4" style:family="paragraph">
      <style:text-properties fo:font-size="22pt"/>
    </style:style>
    <style:style style:name="P5" style:family="paragraph">
      <loext:graphic-properties draw:fill="solid" draw:fill-color="#ffffff"/>
      <style:text-properties fo:font-size="22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641cm" svg:height="20.275cm" svg:x="1.259cm" svg:y="0.202cm">
          <draw:image xlink:href="Pictures/100002010000046D00000380FA065EAD1F41AE2E.png" xlink:type="simple" xlink:show="embed" xlink:actuate="onLoad" loext:mime-type="image/png">
            <text:p/>
          </draw:image>
        </draw:frame>
        <draw:frame draw:style-name="gr2" draw:text-style-name="P3" draw:layer="layout" svg:width="7.398cm" svg:height="1.119cm" draw:transform="rotate (1.5707963267949) translate (1.259cm 7.6cm)">
          <draw:text-box>
            <text:p text:style-name="P2"><text:s text:c="17"/># Counts</text:p>
          </draw:text-box>
        </draw:frame>
        <draw:frame draw:style-name="gr3" draw:text-style-name="P5" draw:layer="layout" svg:width="4.383cm" svg:height="1.298cm" svg:x="23cm" svg:y="19.5cm">
          <draw:text-box>
            <text:p text:style-name="P4">Time (ns)</text:p>
          </draw:text-box>
        </draw:frame>
        <draw:custom-shape draw:style-name="gr4" draw:text-style-name="P6" draw:layer="layout" svg:width="7.6cm" svg:height="0.72cm" svg:x="5.688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7.6cm" svg:height="0.8cm" svg:x="5.8cm" svg:y="8.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3.38cm" svg:height="1.185cm" svg:x="8.178cm" svg:y="8.803cm">
          <draw:text-box>
            <text:p text:style-name="P7">Gamma</text:p>
          </draw:text-box>
        </draw:frame>
        <draw:frame draw:style-name="gr6" draw:text-style-name="P8" draw:layer="layout" svg:width="3.38cm" svg:height="1.185cm" svg:x="8.178cm" svg:y="1.804cm">
          <draw:text-box>
            <text:p text:style-name="P7">Electron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9-08T12:25:58.003752881</meta:creation-date>
    <dc:date>2020-09-08T12:31:08.494260897</dc:date>
    <meta:editing-duration>PT5M10S</meta:editing-duration>
    <meta:editing-cycles>1</meta:editing-cycles>
    <meta:document-statistic meta:object-count="30"/>
    <meta:generator>LibreOffice/6.4.6.2$Linux_X86_64 LibreOffice_project/40$Build-2</meta:generator>
  </office:meta>
</office:document-meta>
</file>